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5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6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visibility="collapse" table:number-columns-repeated="1018" table:default-cell-style-name="ce32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Used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9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47" office:value-type="string" calcext:value-type="string">
            <text:p>IR_LEFT</text:p>
          </table:table-cell>
          <table:table-cell table:style-name="ce1" table:number-columns-repeated="1017"/>
          <table:table-cell table:style-name="ce1" table:formula="of:=SUM([.D2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48" office:value-type="string" calcext:value-type="string">
            <text:p>IR_MIDDLE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48" office:value-type="string" calcext:value-type="string">
            <text:p>IR_RIGH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SPI_MOSI</text:p>
          </table:table-cell>
          <table:table-cell table:style-name="ce9"/>
          <table:table-cell table:style-name="ce2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SPI_MISO</text:p>
          </table:table-cell>
          <table:table-cell table:style-name="ce9"/>
          <table:table-cell table:style-name="ce27" office:value-type="string" calcext:value-type="string">
            <text:p>ADC_MISO</text:p>
          </table:table-cell>
          <table:table-cell table:style-name="ce1" table:number-columns-repeated="1017"/>
          <table:table-cell table:style-name="ce3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42"/>
          <table:table-cell table:style-name="ce9" office:value-type="string" calcext:value-type="string">
            <text:p>-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SPI_CLK</text:p>
          </table:table-cell>
          <table:table-cell table:style-name="ce9"/>
          <table:table-cell table:style-name="ce2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SPI_CS</text:p>
          </table:table-cell>
          <table:table-cell table:style-name="ce9"/>
          <table:table-cell table:style-name="ce2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21" office:value-type="string" calcext:value-type="string">
            <text:p>-</text:p>
          </table:table-cell>
          <table:table-cell table:style-name="ce10"/>
          <table:table-cell table:style-name="ce30"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57"/>
          <table:table-cell table:style-name="ce1"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PWM0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string" calcext:value-type="string">
            <text:p>M1_PWM</text:p>
          </table:table-cell>
          <table:table-cell table:style-name="ce30"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PWM1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AIN1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AIN2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59" office:value-type="string" calcext:value-type="string">
            <text:p>BIN1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60" office:value-type="string" calcext:value-type="string">
            <text:p>BIN2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ce4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STBY</text:p>
          </table:table-cell>
          <table:table-cell table:style-name="ce3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00:59.724429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8-08-11T18:04:03.450443040</dc:date>
    <meta:editing-duration>P3DT15H50M50S</meta:editing-duration>
    <meta:editing-cycles>26</meta:editing-cycles>
    <meta:generator>LibreOffice/5.4.6.2$Linux_X86_64 LibreOffice_project/40m0$Build-2</meta:generator>
    <meta:document-statistic meta:table-count="1" meta:cell-count="131" meta:object-count="0"/>
  </office:meta>
</office:document-meta>
</file>